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025cm"/>
    </style:style>
    <style:style style:name="co2" style:family="table-column">
      <style:table-column-properties fo:break-before="auto" style:column-width="3.376cm"/>
    </style:style>
    <style:style style:name="co3" style:family="table-column">
      <style:table-column-properties fo:break-before="auto" style:column-width="2.568cm"/>
    </style:style>
    <style:style style:name="co4" style:family="table-column">
      <style:table-column-properties fo:break-before="auto" style:column-width="2.976cm"/>
    </style:style>
    <style:style style:name="co5" style:family="table-column">
      <style:table-column-properties fo:break-before="auto" style:column-width="3.494cm"/>
    </style:style>
    <style:style style:name="co6" style:family="table-column">
      <style:table-column-properties fo:break-before="auto" style:column-width="3.19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.761cm" svg:height="12.403cm" svg:x="31.928cm" svg:y="0.452cm">
            <draw:object draw:notify-on-update-of-ranges="Sheet1.J1:Sheet1.J1 Sheet1.J2:Sheet1.J29 Sheet1.K1:Sheet1.K1 Sheet1.K2:Sheet1.K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3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5" table:default-cell-style-name="ce2"/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Diameter</text:p>
          </table:table-cell>
          <table:table-cell table:style-name="ce1" office:value-type="string" calcext:value-type="string">
            <text:p>Velocity [m/s]</text:p>
          </table:table-cell>
          <table:table-cell table:style-name="ce1" office:value-type="string" calcext:value-type="string">
            <text:p>Shaft RPM [rpm]</text:p>
          </table:table-cell>
          <table:table-cell table:style-name="ce1" office:value-type="string" calcext:value-type="string">
            <text:p>Omega [rps]</text:p>
          </table:table-cell>
          <table:table-cell table:style-name="ce1" office:value-type="string" calcext:value-type="string">
            <text:p>Prop Diameter [mm]</text:p>
          </table:table-cell>
          <table:table-cell table:style-name="ce1" office:value-type="string" calcext:value-type="string">
            <text:p>Prop Diameter [m]</text:p>
          </table:table-cell>
          <table:table-cell table:style-name="ce1" office:value-type="string" calcext:value-type="string">
            <text:p>Re</text:p>
          </table:table-cell>
          <table:table-cell table:style-name="ce1" office:value-type="string" calcext:value-type="string">
            <text:p>Jw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Australian Maritime College</text:p>
          </table:table-cell>
          <table:table-cell office:value-type="string" calcext:value-type="string">
            <text:p>AMC Explorer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1.016" calcext:value-type="float">
            <text:p>1.016</text:p>
          </table:table-cell>
          <table:table-cell office:value-type="float" office:value="123.6" calcext:value-type="float">
            <text:p>123.6</text:p>
          </table:table-cell>
          <table:table-cell table:formula="of:=[.F2]/60" office:value-type="float" office:value="2.06" calcext:value-type="float">
            <text:p>2.06</text:p>
          </table:table-cell>
          <table:table-cell office:value-type="float" office:value="650" calcext:value-type="float">
            <text:p>650</text:p>
          </table:table-cell>
          <table:table-cell table:formula="of:=[.H2]/1000" office:value-type="float" office:value="0.65" calcext:value-type="float">
            <text:p>0.65</text:p>
          </table:table-cell>
          <table:table-cell table:formula="of:=[.C2]*[.E2]/0.00000131" office:value-type="float" office:value="5118778.6259542" calcext:value-type="float">
            <text:p>5118778.6259542</text:p>
          </table:table-cell>
          <table:table-cell table:formula="of:=[.G2]*[.H2]*[.C2]/0.00000131" office:value-type="float" office:value="6746106870.22901" calcext:value-type="float">
            <text:p>6746106870.229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 Maritime College</text:p>
          </table:table-cell>
          <table:table-cell office:value-type="string" calcext:value-type="string">
            <text:p>AMC Explorer</text:p>
          </table:table-cell>
          <table:table-cell table:formula="of:=[.C2]" office:value-type="float" office:value="6.6" calcext:value-type="float">
            <text:p>6.6</text:p>
          </table:table-cell>
          <table:table-cell/>
          <table:table-cell office:value-type="float" office:value="1.03" calcext:value-type="float">
            <text:p>1.03</text:p>
          </table:table-cell>
          <table:table-cell office:value-type="float" office:value="127.08" calcext:value-type="float">
            <text:p>127.08</text:p>
          </table:table-cell>
          <table:table-cell table:formula="of:=[.F3]/60" office:value-type="float" office:value="2.118" calcext:value-type="float">
            <text:p>2.118</text:p>
          </table:table-cell>
          <table:table-cell table:formula="of:=[.H2]" office:value-type="float" office:value="650" calcext:value-type="float">
            <text:p>650</text:p>
          </table:table-cell>
          <table:table-cell table:formula="of:=[.H3]/1000" office:value-type="float" office:value="0.65" calcext:value-type="float">
            <text:p>0.65</text:p>
          </table:table-cell>
          <table:table-cell table:formula="of:=[.C3]*[.E3]/0.00000131" office:value-type="float" office:value="5189312.97709924" calcext:value-type="float">
            <text:p>5189312.97709924</text:p>
          </table:table-cell>
          <table:table-cell table:formula="of:=[.G3]*[.H3]*[.C3]/0.00000131" office:value-type="float" office:value="6936045801.52672" calcext:value-type="float">
            <text:p>6936045801.526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 Maritime College</text:p>
          </table:table-cell>
          <table:table-cell office:value-type="string" calcext:value-type="string">
            <text:p>AMC Explorer</text:p>
          </table:table-cell>
          <table:table-cell table:formula="of:=[.C3]" office:value-type="float" office:value="6.6" calcext:value-type="float">
            <text:p>6.6</text:p>
          </table:table-cell>
          <table:table-cell/>
          <table:table-cell office:value-type="float" office:value="1.203" calcext:value-type="float">
            <text:p>1.203</text:p>
          </table:table-cell>
          <table:table-cell office:value-type="float" office:value="156" calcext:value-type="float">
            <text:p>156</text:p>
          </table:table-cell>
          <table:table-cell table:formula="of:=[.F4]/60" office:value-type="float" office:value="2.6" calcext:value-type="float">
            <text:p>2.6</text:p>
          </table:table-cell>
          <table:table-cell table:formula="of:=[.H3]" office:value-type="float" office:value="650" calcext:value-type="float">
            <text:p>650</text:p>
          </table:table-cell>
          <table:table-cell table:formula="of:=[.H4]/1000" office:value-type="float" office:value="0.65" calcext:value-type="float">
            <text:p>0.65</text:p>
          </table:table-cell>
          <table:table-cell table:formula="of:=[.C4]*[.E4]/0.00000131" office:value-type="float" office:value="6060916.03053435" calcext:value-type="float">
            <text:p>6060916.03053435</text:p>
          </table:table-cell>
          <table:table-cell table:formula="of:=[.G4]*[.H4]*[.C4]/0.00000131" office:value-type="float" office:value="8514503816.79389" calcext:value-type="float">
            <text:p>8514503816.793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 Maritime College</text:p>
          </table:table-cell>
          <table:table-cell office:value-type="string" calcext:value-type="string">
            <text:p>AMC Explorer</text:p>
          </table:table-cell>
          <table:table-cell table:formula="of:=[.C4]" office:value-type="float" office:value="6.6" calcext:value-type="float">
            <text:p>6.6</text:p>
          </table:table-cell>
          <table:table-cell/>
          <table:table-cell office:value-type="float" office:value="1.806" calcext:value-type="float">
            <text:p>1.806</text:p>
          </table:table-cell>
          <table:table-cell office:value-type="float" office:value="186.36" calcext:value-type="float">
            <text:p>186.36</text:p>
          </table:table-cell>
          <table:table-cell table:formula="of:=[.F5]/60" office:value-type="float" office:value="3.106" calcext:value-type="float">
            <text:p>3.106</text:p>
          </table:table-cell>
          <table:table-cell table:formula="of:=[.H4]" office:value-type="float" office:value="650" calcext:value-type="float">
            <text:p>650</text:p>
          </table:table-cell>
          <table:table-cell table:formula="of:=[.H5]/1000" office:value-type="float" office:value="0.65" calcext:value-type="float">
            <text:p>0.65</text:p>
          </table:table-cell>
          <table:table-cell table:formula="of:=[.C5]*[.E5]/0.00000131" office:value-type="float" office:value="9098931.29770992" calcext:value-type="float">
            <text:p>9098931.29770992</text:p>
          </table:table-cell>
          <table:table-cell table:formula="of:=[.G5]*[.H5]*[.C5]/0.00000131" office:value-type="float" office:value="10171557251.9084" calcext:value-type="float">
            <text:p>10171557251.908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 Maritime College</text:p>
          </table:table-cell>
          <table:table-cell office:value-type="string" calcext:value-type="string">
            <text:p>AMC Explorer</text:p>
          </table:table-cell>
          <table:table-cell table:formula="of:=[.C5]" office:value-type="float" office:value="6.6" calcext:value-type="float">
            <text:p>6.6</text:p>
          </table:table-cell>
          <table:table-cell/>
          <table:table-cell office:value-type="float" office:value="1.866" calcext:value-type="float">
            <text:p>1.866</text:p>
          </table:table-cell>
          <table:table-cell office:value-type="float" office:value="229.98" calcext:value-type="float">
            <text:p>229.98</text:p>
          </table:table-cell>
          <table:table-cell table:formula="of:=[.F6]/60" office:value-type="float" office:value="3.833" calcext:value-type="float">
            <text:p>3.833</text:p>
          </table:table-cell>
          <table:table-cell table:formula="of:=[.H5]" office:value-type="float" office:value="650" calcext:value-type="float">
            <text:p>650</text:p>
          </table:table-cell>
          <table:table-cell table:formula="of:=[.H6]/1000" office:value-type="float" office:value="0.65" calcext:value-type="float">
            <text:p>0.65</text:p>
          </table:table-cell>
          <table:table-cell table:formula="of:=[.C6]*[.E6]/0.00000131" office:value-type="float" office:value="9401221.3740458" calcext:value-type="float">
            <text:p>9401221.3740458</text:p>
          </table:table-cell>
          <table:table-cell table:formula="of:=[.G6]*[.H6]*[.C6]/0.00000131" office:value-type="float" office:value="12552343511.4504" calcext:value-type="float">
            <text:p>12552343511.45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rnational Submarine Engineering</text:p>
          </table:table-cell>
          <table:table-cell office:value-type="string" calcext:value-type="string">
            <text:p>MUN Explorer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table:formula="of:=[.F7]/60" office:value-type="float" office:value="1.91666666666667" calcext:value-type="float">
            <text:p>1.91666666666667</text:p>
          </table:table-cell>
          <table:table-cell office:value-type="float" office:value="650" calcext:value-type="float">
            <text:p>650</text:p>
          </table:table-cell>
          <table:table-cell table:formula="of:=[.H7]/1000" office:value-type="float" office:value="0.65" calcext:value-type="float">
            <text:p>0.65</text:p>
          </table:table-cell>
          <table:table-cell table:formula="of:=[.C7]*[.E7]/0.00000131" office:value-type="float" office:value="3435114.50381679" calcext:value-type="float">
            <text:p>3435114.50381679</text:p>
          </table:table-cell>
          <table:table-cell table:formula="of:=[.G7]*[.H7]*[.C7]/0.00000131" office:value-type="float" office:value="4279580152.67176" calcext:value-type="float">
            <text:p>4279580152.6717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rnational Submarine Engineering</text:p>
          </table:table-cell>
          <table:table-cell office:value-type="string" calcext:value-type="string">
            <text:p>MUN Explorer</text:p>
          </table:table-cell>
          <table:table-cell table:formula="of:=[.C7]" office:value-type="float" office:value="4.5" calcext:value-type="float">
            <text:p>4.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73.75" calcext:value-type="float">
            <text:p>173.75</text:p>
          </table:table-cell>
          <table:table-cell table:formula="of:=[.F8]/60" office:value-type="float" office:value="2.89583333333333" calcext:value-type="float">
            <text:p>2.89583333333333</text:p>
          </table:table-cell>
          <table:table-cell table:formula="of:=[.H7]" office:value-type="float" office:value="650" calcext:value-type="float">
            <text:p>650</text:p>
          </table:table-cell>
          <table:table-cell table:formula="of:=[.H8]/1000" office:value-type="float" office:value="0.65" calcext:value-type="float">
            <text:p>0.65</text:p>
          </table:table-cell>
          <table:table-cell table:formula="of:=[.C8]*[.E8]/0.00000131" office:value-type="float" office:value="5152671.75572519" calcext:value-type="float">
            <text:p>5152671.75572519</text:p>
          </table:table-cell>
          <table:table-cell table:formula="of:=[.G8]*[.H8]*[.C8]/0.00000131" office:value-type="float" office:value="6465887404.58015" calcext:value-type="float">
            <text:p>6465887404.580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rnational Submarine Engineering</text:p>
          </table:table-cell>
          <table:table-cell office:value-type="string" calcext:value-type="string">
            <text:p>MUN Explorer</text:p>
          </table:table-cell>
          <table:table-cell table:formula="of:=[.C8]" office:value-type="float" office:value="4.5" calcext:value-type="float">
            <text:p>4.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table:formula="of:=[.F9]/60" office:value-type="float" office:value="3.61666666666667" calcext:value-type="float">
            <text:p>3.61666666666667</text:p>
          </table:table-cell>
          <table:table-cell table:formula="of:=[.H8]" office:value-type="float" office:value="650" calcext:value-type="float">
            <text:p>650</text:p>
          </table:table-cell>
          <table:table-cell table:formula="of:=[.H9]/1000" office:value-type="float" office:value="0.65" calcext:value-type="float">
            <text:p>0.65</text:p>
          </table:table-cell>
          <table:table-cell table:formula="of:=[.C9]*[.E9]/0.00000131" office:value-type="float" office:value="6870229.00763359" calcext:value-type="float">
            <text:p>6870229.00763359</text:p>
          </table:table-cell>
          <table:table-cell table:formula="of:=[.G9]*[.H9]*[.C9]/0.00000131" office:value-type="float" office:value="8075381679.38931" calcext:value-type="float">
            <text:p>8075381679.389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rnational Submarine Engineering</text:p>
          </table:table-cell>
          <table:table-cell office:value-type="string" calcext:value-type="string">
            <text:p>MUN Explorer</text:p>
          </table:table-cell>
          <table:table-cell table:formula="of:=[.C9]" office:value-type="float" office:value="4.5" calcext:value-type="float">
            <text:p>4.5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275" calcext:value-type="float">
            <text:p>275</text:p>
          </table:table-cell>
          <table:table-cell table:formula="of:=[.F10]/60" office:value-type="float" office:value="4.58333333333333" calcext:value-type="float">
            <text:p>4.58333333333333</text:p>
          </table:table-cell>
          <table:table-cell table:formula="of:=[.H9]" office:value-type="float" office:value="650" calcext:value-type="float">
            <text:p>650</text:p>
          </table:table-cell>
          <table:table-cell table:formula="of:=[.H10]/1000" office:value-type="float" office:value="0.65" calcext:value-type="float">
            <text:p>0.65</text:p>
          </table:table-cell>
          <table:table-cell table:formula="of:=[.C10]*[.E10]/0.00000131" office:value-type="float" office:value="8587786.25954198" calcext:value-type="float">
            <text:p>8587786.25954198</text:p>
          </table:table-cell>
          <table:table-cell table:formula="of:=[.G10]*[.H10]*[.C10]/0.00000131" office:value-type="float" office:value="10233778625.9542" calcext:value-type="float">
            <text:p>10233778625.9542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Kongsberg Maritime</text:p>
          </table:table-cell>
          <table:table-cell table:style-name="Default" office:value-type="string" calcext:value-type="string">
            <text:p>HUGIN 4500</text:p>
          </table:table-cell>
          <table:table-cell table:style-name="Default" office:value-type="float" office:value="6.5" calcext:value-type="float">
            <text:p>6.5</text:p>
          </table:table-cell>
          <table:table-cell table:style-name="Default"/>
          <table:table-cell table:style-name="Default" office:value-type="float" office:value="1.73" calcext:value-type="float">
            <text:p>1.73</text:p>
          </table:table-cell>
          <table:table-cell table:style-name="Default" office:value-type="float" office:value="158" calcext:value-type="float">
            <text:p>158</text:p>
          </table:table-cell>
          <table:table-cell table:formula="of:=[.F11]/60" office:value-type="float" office:value="2.63333333333333" calcext:value-type="float">
            <text:p>2.63333333333333</text:p>
          </table:table-cell>
          <table:table-cell table:formula="of:=[.H10]" office:value-type="float" office:value="650" calcext:value-type="float">
            <text:p>650</text:p>
          </table:table-cell>
          <table:table-cell table:formula="of:=[.H11]/1000" office:value-type="float" office:value="0.65" calcext:value-type="float">
            <text:p>0.65</text:p>
          </table:table-cell>
          <table:table-cell table:formula="of:=[.C11]*[.E11]/0.00000131" office:value-type="float" office:value="8583969.46564885" calcext:value-type="float">
            <text:p>8583969.46564885</text:p>
          </table:table-cell>
          <table:table-cell table:formula="of:=[.G11]*[.H11]*[.C11]/0.00000131" office:value-type="float" office:value="8493002544.52926" calcext:value-type="float">
            <text:p>8493002544.52926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Kongsberg Maritime</text:p>
          </table:table-cell>
          <table:table-cell table:style-name="Default" table:formula="of:=[.B11]" office:value-type="string" office:string-value="HUGIN 4500" calcext:value-type="string">
            <text:p>HUGIN 4500</text:p>
          </table:table-cell>
          <table:table-cell table:style-name="Default" table:formula="of:=[.C11]" office:value-type="float" office:value="6.5" calcext:value-type="float">
            <text:p>6.5</text:p>
          </table:table-cell>
          <table:table-cell table:style-name="Default"/>
          <table:table-cell table:style-name="Default" office:value-type="float" office:value="1.86" calcext:value-type="float">
            <text:p>1.86</text:p>
          </table:table-cell>
          <table:table-cell table:style-name="Default" office:value-type="float" office:value="170" calcext:value-type="float">
            <text:p>170</text:p>
          </table:table-cell>
          <table:table-cell table:formula="of:=[.F12]/60" office:value-type="float" office:value="2.83333333333333" calcext:value-type="float">
            <text:p>2.83333333333333</text:p>
          </table:table-cell>
          <table:table-cell table:formula="of:=[.H11]" office:value-type="float" office:value="650" calcext:value-type="float">
            <text:p>650</text:p>
          </table:table-cell>
          <table:table-cell table:formula="of:=[.H12]/1000" office:value-type="float" office:value="0.65" calcext:value-type="float">
            <text:p>0.65</text:p>
          </table:table-cell>
          <table:table-cell table:formula="of:=[.C12]*[.E12]/0.00000131" office:value-type="float" office:value="9229007.63358779" calcext:value-type="float">
            <text:p>9229007.63358779</text:p>
          </table:table-cell>
          <table:table-cell table:formula="of:=[.G12]*[.H12]*[.C12]/0.00000131" office:value-type="float" office:value="9138040712.4682" calcext:value-type="float">
            <text:p>9138040712.4682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Kongsberg Maritime</text:p>
          </table:table-cell>
          <table:table-cell table:style-name="Default" office:value-type="string" calcext:value-type="string">
            <text:p>HUGIN 4500</text:p>
          </table:table-cell>
          <table:table-cell table:style-name="Default" table:formula="of:=[.C12]" office:value-type="float" office:value="6.5" calcext:value-type="float">
            <text:p>6.5</text:p>
          </table:table-cell>
          <table:table-cell table:style-name="Default"/>
          <table:table-cell table:style-name="Default" office:value-type="float" office:value="1.99" calcext:value-type="float">
            <text:p>1.99</text:p>
          </table:table-cell>
          <table:table-cell table:style-name="Default" office:value-type="float" office:value="175" calcext:value-type="float">
            <text:p>175</text:p>
          </table:table-cell>
          <table:table-cell table:formula="of:=[.F13]/60" office:value-type="float" office:value="2.91666666666667" calcext:value-type="float">
            <text:p>2.91666666666667</text:p>
          </table:table-cell>
          <table:table-cell table:formula="of:=[.H12]" office:value-type="float" office:value="650" calcext:value-type="float">
            <text:p>650</text:p>
          </table:table-cell>
          <table:table-cell table:formula="of:=[.H13]/1000" office:value-type="float" office:value="0.65" calcext:value-type="float">
            <text:p>0.65</text:p>
          </table:table-cell>
          <table:table-cell table:formula="of:=[.C13]*[.E13]/0.00000131" office:value-type="float" office:value="9874045.80152672" calcext:value-type="float">
            <text:p>9874045.80152672</text:p>
          </table:table-cell>
          <table:table-cell table:formula="of:=[.G13]*[.H13]*[.C13]/0.00000131" office:value-type="float" office:value="9406806615.77608" calcext:value-type="float">
            <text:p>9406806615.776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tional Oceanography Center</text:p>
          </table:table-cell>
          <table:table-cell office:value-type="string" calcext:value-type="string">
            <text:p>Autosub3</text:p>
          </table:table-cell>
          <table:table-cell office:value-type="float" office:value="6.8" calcext:value-type="float">
            <text:p>6.8</text:p>
          </table:table-cell>
          <table:table-cell office:value-type="float" office:value="0.9" calcext:value-type="float">
            <text:p>0.9</text:p>
          </table:table-cell>
          <table:table-cell office:value-type="float" office:value="0.956325301204819" calcext:value-type="float">
            <text:p>0.956325301204819</text:p>
          </table:table-cell>
          <table:table-cell office:value-type="float" office:value="187.398843930636" calcext:value-type="float">
            <text:p>187.398843930636</text:p>
          </table:table-cell>
          <table:table-cell table:formula="of:=[.F14]/60" office:value-type="float" office:value="3.1233140655106" calcext:value-type="float">
            <text:p>3.1233140655106</text:p>
          </table:table-cell>
          <table:table-cell office:value-type="float" office:value="700" calcext:value-type="float">
            <text:p>700</text:p>
          </table:table-cell>
          <table:table-cell table:formula="of:=[.H14]/1000" office:value-type="float" office:value="0.7" calcext:value-type="float">
            <text:p>0.7</text:p>
          </table:table-cell>
          <table:table-cell table:formula="of:=[.C14]*[.E14]/0.00000131" office:value-type="float" office:value="4964131.3344983" calcext:value-type="float">
            <text:p>4964131.3344983</text:p>
          </table:table-cell>
          <table:table-cell table:formula="of:=[.G14]*[.H14]*[.C14]/0.00000131" office:value-type="float" office:value="11348835841.0919" calcext:value-type="float">
            <text:p>11348835841.09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tional Oceanography Center</text:p>
          </table:table-cell>
          <table:table-cell table:formula="of:=[.B14]" office:value-type="string" office:string-value="Autosub3" calcext:value-type="string">
            <text:p>Autosub3</text:p>
          </table:table-cell>
          <table:table-cell table:formula="of:=[.C14]" office:value-type="float" office:value="6.8" calcext:value-type="float">
            <text:p>6.8</text:p>
          </table:table-cell>
          <table:table-cell table:formula="of:=[.D14]" office:value-type="float" office:value="0.9" calcext:value-type="float">
            <text:p>0.9</text:p>
          </table:table-cell>
          <table:table-cell office:value-type="float" office:value="1.06927710843374" calcext:value-type="float">
            <text:p>1.06927710843374</text:p>
          </table:table-cell>
          <table:table-cell office:value-type="float" office:value="187.398843930636" calcext:value-type="float">
            <text:p>187.398843930636</text:p>
          </table:table-cell>
          <table:table-cell table:formula="of:=[.F15]/60" office:value-type="float" office:value="3.1233140655106" calcext:value-type="float">
            <text:p>3.1233140655106</text:p>
          </table:table-cell>
          <table:table-cell table:formula="of:=[.H14]" office:value-type="float" office:value="700" calcext:value-type="float">
            <text:p>700</text:p>
          </table:table-cell>
          <table:table-cell table:formula="of:=[.H15]/1000" office:value-type="float" office:value="0.7" calcext:value-type="float">
            <text:p>0.7</text:p>
          </table:table-cell>
          <table:table-cell table:formula="of:=[.C15]*[.E15]/0.00000131" office:value-type="float" office:value="5550446.05904537" calcext:value-type="float">
            <text:p>5550446.05904537</text:p>
          </table:table-cell>
          <table:table-cell table:formula="of:=[.G15]*[.H15]*[.C15]/0.00000131" office:value-type="float" office:value="11348835841.0919" calcext:value-type="float">
            <text:p>11348835841.09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tional Oceanography Center</text:p>
          </table:table-cell>
          <table:table-cell table:formula="of:=[.B15]" office:value-type="string" office:string-value="Autosub3" calcext:value-type="string">
            <text:p>Autosub3</text:p>
          </table:table-cell>
          <table:table-cell table:formula="of:=[.C15]" office:value-type="float" office:value="6.8" calcext:value-type="float">
            <text:p>6.8</text:p>
          </table:table-cell>
          <table:table-cell table:formula="of:=[.D15]" office:value-type="float" office:value="0.9" calcext:value-type="float">
            <text:p>0.9</text:p>
          </table:table-cell>
          <table:table-cell office:value-type="float" office:value="1.28388554216867" calcext:value-type="float">
            <text:p>1.28388554216867</text:p>
          </table:table-cell>
          <table:table-cell office:value-type="float" office:value="268.901734104046" calcext:value-type="float">
            <text:p>268.901734104046</text:p>
          </table:table-cell>
          <table:table-cell table:formula="of:=[.F16]/60" office:value-type="float" office:value="4.48169556840077" calcext:value-type="float">
            <text:p>4.48169556840077</text:p>
          </table:table-cell>
          <table:table-cell table:formula="of:=[.H15]" office:value-type="float" office:value="700" calcext:value-type="float">
            <text:p>700</text:p>
          </table:table-cell>
          <table:table-cell table:formula="of:=[.H16]/1000" office:value-type="float" office:value="0.7" calcext:value-type="float">
            <text:p>0.7</text:p>
          </table:table-cell>
          <table:table-cell table:formula="of:=[.C16]*[.E16]/0.00000131" office:value-type="float" office:value="6664444.0356847" calcext:value-type="float">
            <text:p>6664444.0356847</text:p>
          </table:table-cell>
          <table:table-cell table:formula="of:=[.G16]*[.H16]*[.C16]/0.00000131" office:value-type="float" office:value="16284634279.0745" calcext:value-type="float">
            <text:p>16284634279.07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tional Oceanography Center</text:p>
          </table:table-cell>
          <table:table-cell table:formula="of:=[.B16]" office:value-type="string" office:string-value="Autosub3" calcext:value-type="string">
            <text:p>Autosub3</text:p>
          </table:table-cell>
          <table:table-cell table:formula="of:=[.C16]" office:value-type="float" office:value="6.8" calcext:value-type="float">
            <text:p>6.8</text:p>
          </table:table-cell>
          <table:table-cell table:formula="of:=[.D16]" office:value-type="float" office:value="0.9" calcext:value-type="float">
            <text:p>0.9</text:p>
          </table:table-cell>
          <table:table-cell office:value-type="float" office:value="1.32153614457831" calcext:value-type="float">
            <text:p>1.32153614457831</text:p>
          </table:table-cell>
          <table:table-cell office:value-type="float" office:value="241.156069364162" calcext:value-type="float">
            <text:p>241.156069364162</text:p>
          </table:table-cell>
          <table:table-cell table:formula="of:=[.F17]/60" office:value-type="float" office:value="4.01926782273603" calcext:value-type="float">
            <text:p>4.01926782273603</text:p>
          </table:table-cell>
          <table:table-cell table:formula="of:=[.H16]" office:value-type="float" office:value="700" calcext:value-type="float">
            <text:p>700</text:p>
          </table:table-cell>
          <table:table-cell table:formula="of:=[.H17]/1000" office:value-type="float" office:value="0.7" calcext:value-type="float">
            <text:p>0.7</text:p>
          </table:table-cell>
          <table:table-cell table:formula="of:=[.C17]*[.E17]/0.00000131" office:value-type="float" office:value="6859882.27720039" calcext:value-type="float">
            <text:p>6859882.27720039</text:p>
          </table:table-cell>
          <table:table-cell table:formula="of:=[.G17]*[.H17]*[.C17]/0.00000131" office:value-type="float" office:value="14604362470.3996" calcext:value-type="float">
            <text:p>14604362470.39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tional Oceanography Center</text:p>
          </table:table-cell>
          <table:table-cell table:formula="of:=[.B17]" office:value-type="string" office:string-value="Autosub3" calcext:value-type="string">
            <text:p>Autosub3</text:p>
          </table:table-cell>
          <table:table-cell table:formula="of:=[.C17]" office:value-type="float" office:value="6.8" calcext:value-type="float">
            <text:p>6.8</text:p>
          </table:table-cell>
          <table:table-cell table:formula="of:=[.D17]" office:value-type="float" office:value="0.9" calcext:value-type="float">
            <text:p>0.9</text:p>
          </table:table-cell>
          <table:table-cell office:value-type="float" office:value="1.36671686746988" calcext:value-type="float">
            <text:p>1.36671686746988</text:p>
          </table:table-cell>
          <table:table-cell office:value-type="float" office:value="240.115606936416" calcext:value-type="float">
            <text:p>240.115606936416</text:p>
          </table:table-cell>
          <table:table-cell table:formula="of:=[.F18]/60" office:value-type="float" office:value="4.0019267822736" calcext:value-type="float">
            <text:p>4.0019267822736</text:p>
          </table:table-cell>
          <table:table-cell table:formula="of:=[.H17]" office:value-type="float" office:value="700" calcext:value-type="float">
            <text:p>700</text:p>
          </table:table-cell>
          <table:table-cell table:formula="of:=[.H18]/1000" office:value-type="float" office:value="0.7" calcext:value-type="float">
            <text:p>0.7</text:p>
          </table:table-cell>
          <table:table-cell table:formula="of:=[.C18]*[.E18]/0.00000131" office:value-type="float" office:value="7094408.16701922" calcext:value-type="float">
            <text:p>7094408.16701922</text:p>
          </table:table-cell>
          <table:table-cell table:formula="of:=[.G18]*[.H18]*[.C18]/0.00000131" office:value-type="float" office:value="14541352277.5743" calcext:value-type="float">
            <text:p>14541352277.57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tional Oceanography Center</text:p>
          </table:table-cell>
          <table:table-cell table:formula="of:=[.B18]" office:value-type="string" office:string-value="Autosub3" calcext:value-type="string">
            <text:p>Autosub3</text:p>
          </table:table-cell>
          <table:table-cell table:formula="of:=[.C18]" office:value-type="float" office:value="6.8" calcext:value-type="float">
            <text:p>6.8</text:p>
          </table:table-cell>
          <table:table-cell table:formula="of:=[.D18]" office:value-type="float" office:value="0.9" calcext:value-type="float">
            <text:p>0.9</text:p>
          </table:table-cell>
          <table:table-cell office:value-type="float" office:value="1.37801204819277" calcext:value-type="float">
            <text:p>1.37801204819277</text:p>
          </table:table-cell>
          <table:table-cell office:value-type="float" office:value="259.537572254335" calcext:value-type="float">
            <text:p>259.537572254335</text:p>
          </table:table-cell>
          <table:table-cell table:formula="of:=[.F19]/60" office:value-type="float" office:value="4.32562620423892" calcext:value-type="float">
            <text:p>4.32562620423892</text:p>
          </table:table-cell>
          <table:table-cell table:formula="of:=[.H18]" office:value-type="float" office:value="700" calcext:value-type="float">
            <text:p>700</text:p>
          </table:table-cell>
          <table:table-cell table:formula="of:=[.H19]/1000" office:value-type="float" office:value="0.7" calcext:value-type="float">
            <text:p>0.7</text:p>
          </table:table-cell>
          <table:table-cell table:formula="of:=[.C19]*[.E19]/0.00000131" office:value-type="float" office:value="7153039.63947392" calcext:value-type="float">
            <text:p>7153039.63947392</text:p>
          </table:table-cell>
          <table:table-cell table:formula="of:=[.G19]*[.H19]*[.C19]/0.00000131" office:value-type="float" office:value="15717542543.6467" calcext:value-type="float">
            <text:p>15717542543.64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tional Oceanography Center</text:p>
          </table:table-cell>
          <table:table-cell table:formula="of:=[.B19]" office:value-type="string" office:string-value="Autosub3" calcext:value-type="string">
            <text:p>Autosub3</text:p>
          </table:table-cell>
          <table:table-cell table:formula="of:=[.C19]" office:value-type="float" office:value="6.8" calcext:value-type="float">
            <text:p>6.8</text:p>
          </table:table-cell>
          <table:table-cell table:formula="of:=[.D19]" office:value-type="float" office:value="0.9" calcext:value-type="float">
            <text:p>0.9</text:p>
          </table:table-cell>
          <table:table-cell office:value-type="float" office:value="1.40436746987952" calcext:value-type="float">
            <text:p>1.40436746987952</text:p>
          </table:table-cell>
          <table:table-cell office:value-type="float" office:value="246.011560693642" calcext:value-type="float">
            <text:p>246.011560693642</text:p>
          </table:table-cell>
          <table:table-cell table:formula="of:=[.F20]/60" office:value-type="float" office:value="4.10019267822737" calcext:value-type="float">
            <text:p>4.10019267822737</text:p>
          </table:table-cell>
          <table:table-cell table:formula="of:=[.H19]" office:value-type="float" office:value="700" calcext:value-type="float">
            <text:p>700</text:p>
          </table:table-cell>
          <table:table-cell table:formula="of:=[.H20]/1000" office:value-type="float" office:value="0.7" calcext:value-type="float">
            <text:p>0.7</text:p>
          </table:table-cell>
          <table:table-cell table:formula="of:=[.C20]*[.E20]/0.00000131" office:value-type="float" office:value="7289846.40853491" calcext:value-type="float">
            <text:p>7289846.40853491</text:p>
          </table:table-cell>
          <table:table-cell table:formula="of:=[.G20]*[.H20]*[.C20]/0.00000131" office:value-type="float" office:value="14898410036.9178" calcext:value-type="float">
            <text:p>14898410036.917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tional Oceanography Center</text:p>
          </table:table-cell>
          <table:table-cell table:formula="of:=[.B20]" office:value-type="string" office:string-value="Autosub3" calcext:value-type="string">
            <text:p>Autosub3</text:p>
          </table:table-cell>
          <table:table-cell table:formula="of:=[.C20]" office:value-type="float" office:value="6.8" calcext:value-type="float">
            <text:p>6.8</text:p>
          </table:table-cell>
          <table:table-cell table:formula="of:=[.D20]" office:value-type="float" office:value="0.9" calcext:value-type="float">
            <text:p>0.9</text:p>
          </table:table-cell>
          <table:table-cell office:value-type="float" office:value="1.53237951807229" calcext:value-type="float">
            <text:p>1.53237951807229</text:p>
          </table:table-cell>
          <table:table-cell office:value-type="float" office:value="276.184971098266" calcext:value-type="float">
            <text:p>276.184971098266</text:p>
          </table:table-cell>
          <table:table-cell table:formula="of:=[.F21]/60" office:value-type="float" office:value="4.60308285163777" calcext:value-type="float">
            <text:p>4.60308285163777</text:p>
          </table:table-cell>
          <table:table-cell table:formula="of:=[.H20]" office:value-type="float" office:value="700" calcext:value-type="float">
            <text:p>700</text:p>
          </table:table-cell>
          <table:table-cell table:formula="of:=[.H21]/1000" office:value-type="float" office:value="0.7" calcext:value-type="float">
            <text:p>0.7</text:p>
          </table:table-cell>
          <table:table-cell table:formula="of:=[.C21]*[.E21]/0.00000131" office:value-type="float" office:value="7954336.42968822" calcext:value-type="float">
            <text:p>7954336.42968822</text:p>
          </table:table-cell>
          <table:table-cell table:formula="of:=[.G21]*[.H21]*[.C21]/0.00000131" office:value-type="float" office:value="16725705628.8517" calcext:value-type="float">
            <text:p>16725705628.85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tional Oceanography Center</text:p>
          </table:table-cell>
          <table:table-cell table:formula="of:=[.B21]" office:value-type="string" office:string-value="Autosub3" calcext:value-type="string">
            <text:p>Autosub3</text:p>
          </table:table-cell>
          <table:table-cell table:formula="of:=[.C21]" office:value-type="float" office:value="6.8" calcext:value-type="float">
            <text:p>6.8</text:p>
          </table:table-cell>
          <table:table-cell table:formula="of:=[.D21]" office:value-type="float" office:value="0.9" calcext:value-type="float">
            <text:p>0.9</text:p>
          </table:table-cell>
          <table:table-cell office:value-type="float" office:value="1.55496987951807" calcext:value-type="float">
            <text:p>1.55496987951807</text:p>
          </table:table-cell>
          <table:table-cell office:value-type="float" office:value="323.352601156069" calcext:value-type="float">
            <text:p>323.352601156069</text:p>
          </table:table-cell>
          <table:table-cell table:formula="of:=[.F22]/60" office:value-type="float" office:value="5.38921001926782" calcext:value-type="float">
            <text:p>5.38921001926782</text:p>
          </table:table-cell>
          <table:table-cell table:formula="of:=[.H21]" office:value-type="float" office:value="700" calcext:value-type="float">
            <text:p>700</text:p>
          </table:table-cell>
          <table:table-cell table:formula="of:=[.H22]/1000" office:value-type="float" office:value="0.7" calcext:value-type="float">
            <text:p>0.7</text:p>
          </table:table-cell>
          <table:table-cell table:formula="of:=[.C22]*[.E22]/0.00000131" office:value-type="float" office:value="8071599.37459762" calcext:value-type="float">
            <text:p>8071599.37459762</text:p>
          </table:table-cell>
          <table:table-cell table:formula="of:=[.G22]*[.H22]*[.C22]/0.00000131" office:value-type="float" office:value="19582167703.5991" calcext:value-type="float">
            <text:p>19582167703.599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tional Oceanography Center</text:p>
          </table:table-cell>
          <table:table-cell table:formula="of:=[.B22]" office:value-type="string" office:string-value="Autosub3" calcext:value-type="string">
            <text:p>Autosub3</text:p>
          </table:table-cell>
          <table:table-cell table:formula="of:=[.C22]" office:value-type="float" office:value="6.8" calcext:value-type="float">
            <text:p>6.8</text:p>
          </table:table-cell>
          <table:table-cell table:formula="of:=[.D22]" office:value-type="float" office:value="0.9" calcext:value-type="float">
            <text:p>0.9</text:p>
          </table:table-cell>
          <table:table-cell office:value-type="float" office:value="1.58132530120482" calcext:value-type="float">
            <text:p>1.58132530120482</text:p>
          </table:table-cell>
          <table:table-cell office:value-type="float" office:value="277.225433526012" calcext:value-type="float">
            <text:p>277.225433526012</text:p>
          </table:table-cell>
          <table:table-cell table:formula="of:=[.F23]/60" office:value-type="float" office:value="4.6204238921002" calcext:value-type="float">
            <text:p>4.6204238921002</text:p>
          </table:table-cell>
          <table:table-cell table:formula="of:=[.H22]" office:value-type="float" office:value="700" calcext:value-type="float">
            <text:p>700</text:p>
          </table:table-cell>
          <table:table-cell table:formula="of:=[.H23]/1000" office:value-type="float" office:value="0.7" calcext:value-type="float">
            <text:p>0.7</text:p>
          </table:table-cell>
          <table:table-cell table:formula="of:=[.C23]*[.E23]/0.00000131" office:value-type="float" office:value="8208406.14365861" calcext:value-type="float">
            <text:p>8208406.14365861</text:p>
          </table:table-cell>
          <table:table-cell table:formula="of:=[.G23]*[.H23]*[.C23]/0.00000131" office:value-type="float" office:value="16788715821.6771" calcext:value-type="float">
            <text:p>16788715821.67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tional Oceanography Center</text:p>
          </table:table-cell>
          <table:table-cell table:formula="of:=[.B23]" office:value-type="string" office:string-value="Autosub3" calcext:value-type="string">
            <text:p>Autosub3</text:p>
          </table:table-cell>
          <table:table-cell table:formula="of:=[.C23]" office:value-type="float" office:value="6.8" calcext:value-type="float">
            <text:p>6.8</text:p>
          </table:table-cell>
          <table:table-cell table:formula="of:=[.D23]" office:value-type="float" office:value="0.9" calcext:value-type="float">
            <text:p>0.9</text:p>
          </table:table-cell>
          <table:table-cell office:value-type="float" office:value="1.61144578313253" calcext:value-type="float">
            <text:p>1.61144578313253</text:p>
          </table:table-cell>
          <table:table-cell office:value-type="float" office:value="281.040462427746" calcext:value-type="float">
            <text:p>281.040462427746</text:p>
          </table:table-cell>
          <table:table-cell table:formula="of:=[.F24]/60" office:value-type="float" office:value="4.6840077071291" calcext:value-type="float">
            <text:p>4.6840077071291</text:p>
          </table:table-cell>
          <table:table-cell table:formula="of:=[.H23]" office:value-type="float" office:value="700" calcext:value-type="float">
            <text:p>700</text:p>
          </table:table-cell>
          <table:table-cell table:formula="of:=[.H24]/1000" office:value-type="float" office:value="0.7" calcext:value-type="float">
            <text:p>0.7</text:p>
          </table:table-cell>
          <table:table-cell table:formula="of:=[.C24]*[.E24]/0.00000131" office:value-type="float" office:value="8364756.73687115" calcext:value-type="float">
            <text:p>8364756.73687115</text:p>
          </table:table-cell>
          <table:table-cell table:formula="of:=[.G24]*[.H24]*[.C24]/0.00000131" office:value-type="float" office:value="17019753195.3699" calcext:value-type="float">
            <text:p>17019753195.36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tional Oceanography Center</text:p>
          </table:table-cell>
          <table:table-cell table:formula="of:=[.B24]" office:value-type="string" office:string-value="Autosub3" calcext:value-type="string">
            <text:p>Autosub3</text:p>
          </table:table-cell>
          <table:table-cell table:formula="of:=[.C24]" office:value-type="float" office:value="6.8" calcext:value-type="float">
            <text:p>6.8</text:p>
          </table:table-cell>
          <table:table-cell table:formula="of:=[.D24]" office:value-type="float" office:value="0.9" calcext:value-type="float">
            <text:p>0.9</text:p>
          </table:table-cell>
          <table:table-cell office:value-type="float" office:value="1.61521084337349" calcext:value-type="float">
            <text:p>1.61521084337349</text:p>
          </table:table-cell>
          <table:table-cell office:value-type="float" office:value="298.728323699422" calcext:value-type="float">
            <text:p>298.728323699422</text:p>
          </table:table-cell>
          <table:table-cell table:formula="of:=[.F25]/60" office:value-type="float" office:value="4.97880539499037" calcext:value-type="float">
            <text:p>4.97880539499037</text:p>
          </table:table-cell>
          <table:table-cell table:formula="of:=[.H24]" office:value-type="float" office:value="700" calcext:value-type="float">
            <text:p>700</text:p>
          </table:table-cell>
          <table:table-cell table:formula="of:=[.H25]/1000" office:value-type="float" office:value="0.7" calcext:value-type="float">
            <text:p>0.7</text:p>
          </table:table-cell>
          <table:table-cell table:formula="of:=[.C25]*[.E25]/0.00000131" office:value-type="float" office:value="8384300.5610227" calcext:value-type="float">
            <text:p>8384300.5610227</text:p>
          </table:table-cell>
          <table:table-cell table:formula="of:=[.G25]*[.H25]*[.C25]/0.00000131" office:value-type="float" office:value="18090926473.4001" calcext:value-type="float">
            <text:p>18090926473.40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tional Oceanography Center</text:p>
          </table:table-cell>
          <table:table-cell table:formula="of:=[.B25]" office:value-type="string" office:string-value="Autosub3" calcext:value-type="string">
            <text:p>Autosub3</text:p>
          </table:table-cell>
          <table:table-cell table:formula="of:=[.C25]" office:value-type="float" office:value="6.8" calcext:value-type="float">
            <text:p>6.8</text:p>
          </table:table-cell>
          <table:table-cell table:formula="of:=[.D25]" office:value-type="float" office:value="0.9" calcext:value-type="float">
            <text:p>0.9</text:p>
          </table:table-cell>
          <table:table-cell office:value-type="float" office:value="1.65286144578313" calcext:value-type="float">
            <text:p>1.65286144578313</text:p>
          </table:table-cell>
          <table:table-cell office:value-type="float" office:value="299.421965317919" calcext:value-type="float">
            <text:p>299.421965317919</text:p>
          </table:table-cell>
          <table:table-cell table:formula="of:=[.F26]/60" office:value-type="float" office:value="4.99036608863198" calcext:value-type="float">
            <text:p>4.99036608863198</text:p>
          </table:table-cell>
          <table:table-cell table:formula="of:=[.H25]" office:value-type="float" office:value="700" calcext:value-type="float">
            <text:p>700</text:p>
          </table:table-cell>
          <table:table-cell table:formula="of:=[.H26]/1000" office:value-type="float" office:value="0.7" calcext:value-type="float">
            <text:p>0.7</text:p>
          </table:table-cell>
          <table:table-cell table:formula="of:=[.C26]*[.E26]/0.00000131" office:value-type="float" office:value="8579738.80253839" calcext:value-type="float">
            <text:p>8579738.80253839</text:p>
          </table:table-cell>
          <table:table-cell table:formula="of:=[.G26]*[.H26]*[.C26]/0.00000131" office:value-type="float" office:value="18132933268.617" calcext:value-type="float">
            <text:p>18132933268.6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tional Oceanography Center</text:p>
          </table:table-cell>
          <table:table-cell table:formula="of:=[.B26]" office:value-type="string" office:string-value="Autosub3" calcext:value-type="string">
            <text:p>Autosub3</text:p>
          </table:table-cell>
          <table:table-cell table:formula="of:=[.C26]" office:value-type="float" office:value="6.8" calcext:value-type="float">
            <text:p>6.8</text:p>
          </table:table-cell>
          <table:table-cell table:formula="of:=[.D26]" office:value-type="float" office:value="0.9" calcext:value-type="float">
            <text:p>0.9</text:p>
          </table:table-cell>
          <table:table-cell office:value-type="float" office:value="1.6566265060241" calcext:value-type="float">
            <text:p>1.6566265060241</text:p>
          </table:table-cell>
          <table:table-cell office:value-type="float" office:value="282.774566473988" calcext:value-type="float">
            <text:p>282.774566473988</text:p>
          </table:table-cell>
          <table:table-cell table:formula="of:=[.F27]/60" office:value-type="float" office:value="4.71290944123313" calcext:value-type="float">
            <text:p>4.71290944123313</text:p>
          </table:table-cell>
          <table:table-cell table:formula="of:=[.H26]" office:value-type="float" office:value="700" calcext:value-type="float">
            <text:p>700</text:p>
          </table:table-cell>
          <table:table-cell table:formula="of:=[.H27]/1000" office:value-type="float" office:value="0.7" calcext:value-type="float">
            <text:p>0.7</text:p>
          </table:table-cell>
          <table:table-cell table:formula="of:=[.C27]*[.E27]/0.00000131" office:value-type="float" office:value="8599282.62668999" calcext:value-type="float">
            <text:p>8599282.62668999</text:p>
          </table:table-cell>
          <table:table-cell table:formula="of:=[.G27]*[.H27]*[.C27]/0.00000131" office:value-type="float" office:value="17124770183.412" calcext:value-type="float">
            <text:p>17124770183.412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National Oceanography Center</text:p>
          </table:table-cell>
          <table:table-cell table:formula="of:=[.B27]" office:value-type="string" office:string-value="Autosub3" calcext:value-type="string">
            <text:p>Autosub3</text:p>
          </table:table-cell>
          <table:table-cell table:formula="of:=[.C27]" office:value-type="float" office:value="6.8" calcext:value-type="float">
            <text:p>6.8</text:p>
          </table:table-cell>
          <table:table-cell table:formula="of:=[.D27]" office:value-type="float" office:value="0.9" calcext:value-type="float">
            <text:p>0.9</text:p>
          </table:table-cell>
          <table:table-cell office:value-type="float" office:value="1.74698795180723" calcext:value-type="float">
            <text:p>1.74698795180723</text:p>
          </table:table-cell>
          <table:table-cell office:value-type="float" office:value="348.670520231214" calcext:value-type="float">
            <text:p>348.670520231214</text:p>
          </table:table-cell>
          <table:table-cell table:formula="of:=[.F28]/60" office:value-type="float" office:value="5.8111753371869" calcext:value-type="float">
            <text:p>5.8111753371869</text:p>
          </table:table-cell>
          <table:table-cell table:formula="of:=[.H27]" office:value-type="float" office:value="700" calcext:value-type="float">
            <text:p>700</text:p>
          </table:table-cell>
          <table:table-cell table:formula="of:=[.H28]/1000" office:value-type="float" office:value="0.7" calcext:value-type="float">
            <text:p>0.7</text:p>
          </table:table-cell>
          <table:table-cell table:formula="of:=[.C28]*[.E28]/0.00000131" office:value-type="float" office:value="9068334.40632761" calcext:value-type="float">
            <text:p>9068334.40632761</text:p>
          </table:table-cell>
          <table:table-cell table:formula="of:=[.G28]*[.H28]*[.C28]/0.00000131" office:value-type="float" office:value="21115415729.015" calcext:value-type="float">
            <text:p>21115415729.015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National Oceanography Center</text:p>
          </table:table-cell>
          <table:table-cell table:formula="of:=[.B28]" office:value-type="string" office:string-value="Autosub3" calcext:value-type="string">
            <text:p>Autosub3</text:p>
          </table:table-cell>
          <table:table-cell table:formula="of:=[.C28]" office:value-type="float" office:value="6.8" calcext:value-type="float">
            <text:p>6.8</text:p>
          </table:table-cell>
          <table:table-cell table:formula="of:=[.D28]" office:value-type="float" office:value="0.9" calcext:value-type="float">
            <text:p>0.9</text:p>
          </table:table-cell>
          <table:table-cell office:value-type="float" office:value="1.92394578313253" calcext:value-type="float">
            <text:p>1.92394578313253</text:p>
          </table:table-cell>
          <table:table-cell office:value-type="float" office:value="334.797687861272" calcext:value-type="float">
            <text:p>334.797687861272</text:p>
          </table:table-cell>
          <table:table-cell table:formula="of:=[.F29]/60" office:value-type="float" office:value="5.57996146435453" calcext:value-type="float">
            <text:p>5.57996146435453</text:p>
          </table:table-cell>
          <table:table-cell table:formula="of:=[.H28]" office:value-type="float" office:value="700" calcext:value-type="float">
            <text:p>700</text:p>
          </table:table-cell>
          <table:table-cell table:formula="of:=[.H29]/1000" office:value-type="float" office:value="0.7" calcext:value-type="float">
            <text:p>0.7</text:p>
          </table:table-cell>
          <table:table-cell table:formula="of:=[.C29]*[.E29]/0.00000131" office:value-type="float" office:value="9986894.1414513" calcext:value-type="float">
            <text:p>9986894.1414513</text:p>
          </table:table-cell>
          <table:table-cell table:formula="of:=[.G29]*[.H29]*[.C29]/0.00000131" office:value-type="float" office:value="20275279824.6775" calcext:value-type="float">
            <text:p>20275279824.6775</text:p>
          </table:table-cell>
          <table:table-cell table:style-name="Default" table:number-columns-repeated="1013"/>
        </table:table-row>
      </table:table>
      <table:named-expressions/>
      <table:database-ranges>
        <table:database-range table:name="__Anonymous_Sheet_DB__0" table:target-range-address="Sheet1.A1:Sheet1.K29">
          <table:sort>
            <table:sort-by table:field-number="0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N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7">00/00/0000</text:date>, <text:time style:data-style-name="N2" text:time-value="20:02:57.97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5T11:42:52.992000000</meta:creation-date>
    <meta:generator>LibreOffice/7.3.0.3$Windows_X86_64 LibreOffice_project/0f246aa12d0eee4a0f7adcefbf7c878fc2238db3</meta:generator>
    <dc:date>2022-03-07T20:19:13.814000000</dc:date>
    <meta:editing-duration>PT3H36M7S</meta:editing-duration>
    <meta:editing-cycles>80</meta:editing-cycles>
    <meta:document-statistic meta:table-count="1" meta:cell-count="307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762cm" svg:height="12.404cm" xlink:href=".." xlink:type="simple" chart:class="chart:scatter" chart:style-name="ch1">
        <chart:legend chart:legend-position="end" svg:x="17.584cm" svg:y="5.903cm" style:legend-expansion="high" chart:style-name="ch2"/>
        <chart:plot-area chart:style-name="ch3" table:cell-range-address="Sheet1.J1:Sheet1.K29" chart:data-source-has-labels="row" svg:x="1.386cm" svg:y="0.248cm" svg:width="15.823cm" svg:height="10.927cm">
          <chart:coordinate-region svg:x="3.86cm" svg:y="0.447cm" svg:width="12.606cm" svg:height="10.081cm"/>
          <chart:axis chart:dimension="x" chart:name="primary-x" chart:style-name="ch4">
            <chart:title svg:x="9.041cm" svg:y="11.423cm" chart:style-name="ch5">
              <text:p>Jw</text:p>
            </chart:title>
          </chart:axis>
          <chart:axis chart:dimension="y" chart:name="primary-y" chart:style-name="ch6">
            <chart:title svg:x="0.451cm" svg:y="5.98cm" chart:style-name="ch7">
              <text:p>Re</text:p>
            </chart:title>
            <chart:grid chart:style-name="ch8" chart:class="major"/>
          </chart:axis>
          <chart:series chart:style-name="ch9" chart:values-cell-range-address="Sheet1.K2:Sheet1.K29" chart:label-cell-address="Sheet1.K1:Sheet1.K1" chart:class="chart:scatter">
            <chart:domain table:cell-range-address="Sheet1.J2:Sheet1.J29"/>
            <chart:data-point chart:style-name="ch10" chart:repeated="2"/>
            <chart:data-point/>
            <chart:data-point chart:style-name="ch10" chart:repeated="4"/>
            <chart:data-point chart:repeated="5"/>
            <chart:data-point chart:style-name="ch10"/>
            <chart:data-point/>
            <chart:data-point chart:style-name="ch10" chart:repeated="13"/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Jw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18778.6259542">
                <text:p>5118778.6259542</text:p>
                <draw:g>
                  <svg:desc>Sheet1.J2:Sheet1.J29</svg:desc>
                </draw:g>
              </table:table-cell>
              <table:table-cell office:value-type="float" office:value="6746106870.22901">
                <text:p>6746106870.22901</text:p>
                <draw:g>
                  <svg:desc>Sheet1.K2:Sheet1.K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89312.97709924">
                <text:p>5189312.97709924</text:p>
              </table:table-cell>
              <table:table-cell office:value-type="float" office:value="6936045801.52672">
                <text:p>6936045801.526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60916.03053435">
                <text:p>6060916.03053435</text:p>
              </table:table-cell>
              <table:table-cell office:value-type="float" office:value="8514503816.79389">
                <text:p>8514503816.793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98931.29770992">
                <text:p>9098931.29770992</text:p>
              </table:table-cell>
              <table:table-cell office:value-type="float" office:value="10171557251.9084">
                <text:p>10171557251.90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401221.3740458">
                <text:p>9401221.3740458</text:p>
              </table:table-cell>
              <table:table-cell office:value-type="float" office:value="12552343511.4504">
                <text:p>12552343511.45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35114.50381679">
                <text:p>3435114.50381679</text:p>
              </table:table-cell>
              <table:table-cell office:value-type="float" office:value="4279580152.67176">
                <text:p>4279580152.671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52671.75572519">
                <text:p>5152671.75572519</text:p>
              </table:table-cell>
              <table:table-cell office:value-type="float" office:value="6465887404.58015">
                <text:p>6465887404.580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870229.00763359">
                <text:p>6870229.00763359</text:p>
              </table:table-cell>
              <table:table-cell office:value-type="float" office:value="8075381679.38931">
                <text:p>8075381679.389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587786.25954198">
                <text:p>8587786.25954198</text:p>
              </table:table-cell>
              <table:table-cell office:value-type="float" office:value="10233778625.9542">
                <text:p>10233778625.95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583969.46564885">
                <text:p>8583969.46564885</text:p>
              </table:table-cell>
              <table:table-cell office:value-type="float" office:value="8493002544.52926">
                <text:p>8493002544.529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229007.63358779">
                <text:p>9229007.63358779</text:p>
              </table:table-cell>
              <table:table-cell office:value-type="float" office:value="9138040712.4682">
                <text:p>9138040712.46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874045.80152672">
                <text:p>9874045.80152672</text:p>
              </table:table-cell>
              <table:table-cell office:value-type="float" office:value="9406806615.77608">
                <text:p>9406806615.776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64131.3344983">
                <text:p>4964131.3344983</text:p>
              </table:table-cell>
              <table:table-cell office:value-type="float" office:value="11348835841.0919">
                <text:p>11348835841.09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50446.05904537">
                <text:p>5550446.05904537</text:p>
              </table:table-cell>
              <table:table-cell office:value-type="float" office:value="11348835841.0919">
                <text:p>11348835841.09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664444.0356847">
                <text:p>6664444.0356847</text:p>
              </table:table-cell>
              <table:table-cell office:value-type="float" office:value="16284634279.0745">
                <text:p>16284634279.07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859882.27720039">
                <text:p>6859882.27720039</text:p>
              </table:table-cell>
              <table:table-cell office:value-type="float" office:value="14604362470.3996">
                <text:p>14604362470.39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094408.16701922">
                <text:p>7094408.16701922</text:p>
              </table:table-cell>
              <table:table-cell office:value-type="float" office:value="14541352277.5743">
                <text:p>14541352277.57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153039.63947392">
                <text:p>7153039.63947392</text:p>
              </table:table-cell>
              <table:table-cell office:value-type="float" office:value="15717542543.6467">
                <text:p>15717542543.64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289846.40853491">
                <text:p>7289846.40853491</text:p>
              </table:table-cell>
              <table:table-cell office:value-type="float" office:value="14898410036.9178">
                <text:p>14898410036.91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954336.42968822">
                <text:p>7954336.42968822</text:p>
              </table:table-cell>
              <table:table-cell office:value-type="float" office:value="16725705628.8517">
                <text:p>16725705628.85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71599.37459762">
                <text:p>8071599.37459762</text:p>
              </table:table-cell>
              <table:table-cell office:value-type="float" office:value="19582167703.5991">
                <text:p>19582167703.59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208406.14365861">
                <text:p>8208406.14365861</text:p>
              </table:table-cell>
              <table:table-cell office:value-type="float" office:value="16788715821.6771">
                <text:p>16788715821.67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364756.73687115">
                <text:p>8364756.73687115</text:p>
              </table:table-cell>
              <table:table-cell office:value-type="float" office:value="17019753195.3699">
                <text:p>17019753195.36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384300.5610227">
                <text:p>8384300.5610227</text:p>
              </table:table-cell>
              <table:table-cell office:value-type="float" office:value="18090926473.4001">
                <text:p>18090926473.40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579738.80253839">
                <text:p>8579738.80253839</text:p>
              </table:table-cell>
              <table:table-cell office:value-type="float" office:value="18132933268.617">
                <text:p>18132933268.6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599282.62668999">
                <text:p>8599282.62668999</text:p>
              </table:table-cell>
              <table:table-cell office:value-type="float" office:value="17124770183.412">
                <text:p>17124770183.4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68334.40632761">
                <text:p>9068334.40632761</text:p>
              </table:table-cell>
              <table:table-cell office:value-type="float" office:value="21115415729.015">
                <text:p>21115415729.0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986894.1414513">
                <text:p>9986894.1414513</text:p>
              </table:table-cell>
              <table:table-cell office:value-type="float" office:value="20275279824.6775">
                <text:p>20275279824.67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0.3$Windows_X86_64 LibreOffice_project/0f246aa12d0eee4a0f7adcefbf7c878fc2238db3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